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Siteweb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e: Chania, Grèce | Tel: 699 499 7057</text:p>
      <text:h text:style-name="Heading_20_2" text:outline-level="2"><text:bookmark-start text:name="introduction"/>Introduction<text:bookmark-end text:name="introduction"/></text:h>
      <text:p text:style-name="First_20_paragraph">Doublement diplomé; Magister en <text:span text:style-name="T1">Ecologie</text:span> et MSc en <text:span text:style-name="T1">Geoinformation</text:span>. Mon travail de recherche est axé sur la cartographie des Changement du couvert et des Incendies de Forêt, par le billet de la Télédétection et des SIG.</text:p>
      <text:p text:style-name="Text_20_body">Fun de la <text:span text:style-name="T1">Data science</text:span>, J’aime explorer de nouvelles techniques de Traitement d’Image, Machine Learning, Statistique et de Series Temporelles.</text:p>
      <text:p text:style-name="Text_20_body">Les outils les plus fréquament utlisés sont Python et ses Librairies Geospatialles, QGIS, Bash, SQL, HTML, CSS et Git.</text:p>
      <text:h text:style-name="Heading_20_2" text:outline-level="2"><text:bookmark-start text:name="experience-professionelle"/>Experience Professionelle<text:bookmark-end text:name="experience-professionelle"/></text:h>
      <text:list text:style-name="L1">
        <text:list-item>
          <text:p text:style-name="P1">Jan 2017– actuel : <text:span text:style-name="T1">Chercheur</text:span> départment <text:span text:style-name="T2">Geoinformation in Environmental Management</text:span>, du <text:span text:style-name="T2">Mediterranean Agronomic Institute of Chania</text:span> <text:a xlink:type="simple" xlink:href="https://www.iamc.ciheam.org/" office:name=""><text:span text:style-name="Definition">MAICh</text:span></text:a>, Grèce.</text:p>
        </text:list-item>
        <text:list-item>
          <text:p text:style-name="P1">Mar 2013–Sep 2013 : <text:span text:style-name="T1">Energy Steward</text:span> chez <text:a xlink:type="simple" xlink:href="http://www.novonordisk.dz/about-novo-nordisk/novo-nordisk-algeria.html" office:name=""><text:span text:style-name="Definition">Aldaph-NovoNordisk</text:span></text:a>,Tizi-Ouzou, Algérie.</text:p>
        </text:list-item>
        <text:list-item>
          <text:p text:style-name="P1">Nov 2011–Feb 2013 : <text:span text:style-name="T1">Technicien Assurance Qualité</text:span> chez <text:a xlink:type="simple" xlink:href="http://www.novonordisk.dz/about-novo-nordisk/novo-nordisk-algeria.html" office:name=""><text:span text:style-name="Definition">Aldaph-NovoNordisk</text:span></text:a>,Tizi-Ouzou, Algérie</text:p>
        </text:list-item>
      </text:list>
      <text:h text:style-name="Heading_20_2" text:outline-level="2"><text:bookmark-start text:name="diplômes"/>Diplômes<text:bookmark-end text:name="diplômes"/></text:h>
      <text:list text:style-name="L2">
        <text:list-item>
          <text:p text:style-name="P2">2016 – actuel : <text:span text:style-name="T2">Doctorant</text:span>, <text:span text:style-name="T1">Geoinformation appliquée à Ecologie Végétale</text:span>, Université Mouloud Mammeri de Tizi-Ouzou (UMMTO), Algérie<text:line-break/><text:span text:style-name="T2">Topic:</text:span> Cartogarphie du Changement de Couvert<text:line-break/></text:p>
        </text:list-item>
        <text:list-item>
          <text:p text:style-name="P2">2013 - 2016 : <text:span text:style-name="T2">Master Spécialisé (2 ans)</text:span>, <text:span text:style-name="T1">Geoinformation in Environmental Management</text:span>, MAICh, Grèce<text:line-break/><text:span text:style-name="T2">Thesis topic:</text:span> “Développement d’un modèle de classification Orienté-Object (OBIA) pour l’évaluation du changement dans la Limite forestière des Montagnes de l’Olympe, Grèce”<text:line-break/></text:p>
        </text:list-item>
        <text:list-item>
          <text:p text:style-name="P2">2011-2014 : <text:span text:style-name="T2">Magister (2 ans)</text:span>, <text:span text:style-name="T1">Ecologie Végétale appliquée et Gestion de l’Environnement</text:span>, UMMTO, Algeria<text:line-break/><text:span text:style-name="T2">Thesis topic:</text:span> " Contribution à l’étude des hybrides des chênes de la forêt de l’Akfadou, via l’approche « Geometric Morphometrics"<text:line-break/></text:p>
        </text:list-item>
        <text:list-item>
          <text:p text:style-name="P2">2006 - 2011 : <text:span text:style-name="T2">Ingénieur d’Etat (5 ans)</text:span>, <text:span text:style-name="T1">Ecologie Végétale et Environnement</text:span> UMMTO, Algeria<text:line-break/><text:span text:style-name="T2">Thesis topic:</text:span> " Inventaire des cécidies associées au genre Quercus en Kabylie"<text:line-break/></text:p>
        </text:list-item>
        <text:list-item>
          <text:p text:style-name="P2">2008 - 2011 : <text:span text:style-name="T2">Technicien Supérieur (3 ans)</text:span>, <text:span text:style-name="T1">Informatique option Base de Données</text:span> INSFP, Algeria<text:line-break/><text:span text:style-name="T2">Thesis topic:</text:span> " Création d’un Site Web Dynamique "</text:p>
        </text:list-item>
      </text:list>
      <text:h text:style-name="Heading_20_2" text:outline-level="2"><text:bookmark-start text:name="organisation"/>Organisation<text:bookmark-end text:name="organisation"/></text:h>
      <text:p text:style-name="First_20_paragraph">Membre du commité d’organisation des deux conférence suivant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sur <text:span text:style-name="T2">Earth Observation Supporting Sustainability Research</text:span> 9-12 Juillet 2018 Chania, Crète, Grè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sur <text:span text:style-name="T2">New Trends in Forest Fire Research Incorporating Big Data and Climate Change Modeling</text:span> 25-27 Septembre 2017, Chania, Grèce</text:p>
        </text:list-item>
      </text:list>
      <text:h text:style-name="Heading_20_2" text:outline-level="2"><text:bookmark-start text:name="programation"/>Programation<text:bookmark-end text:name="programation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es"/>Langues<text:bookmark-end text:name="langues"/></text:h>
      <text:list text:style-name="L5">
        <text:list-item>
          <text:p text:style-name="P5"><text:span text:style-name="T1">Kabyle :</text:span> Langue Maternelle</text:p>
        </text:list-item>
        <text:list-item>
          <text:p text:style-name="P5"><text:span text:style-name="T1">Anglais:</text:span> TOEFL ITP</text:p>
        </text:list-item>
        <text:list-item>
          <text:p text:style-name="P5"><text:span text:style-name="T1">Français:</text:span> Couramment</text:p>
        </text:list-item>
        <text:list-item>
          <text:p text:style-name="P5"><text:span text:style-name="T1">Arabe:</text:span> Couramment</text:p>
        </text:list-item>
        <text:list-item>
          <text:p text:style-name="P5"><text:span text:style-name="T1">Grec:</text:span> Début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